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swiss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9389in" style:rel-column-width="27805*"/>
    </style:style>
    <style:style style:name="Table1.B" style:family="table-column">
      <style:table-column-properties style:column-width="3.9882in" style:rel-column-width="37730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itstream Vera Sans1" fo:font-size="10pt" style:font-size-asian="10pt" style:font-size-complex="10pt"/>
    </style:style>
    <style:style style:name="P2" style:family="paragraph" style:parent-style-name="Standard">
      <style:text-properties style:font-name="Bitstream Vera Sans Mono" fo:font-size="10pt" style:font-size-asian="10pt" style:font-size-complex="10pt"/>
    </style:style>
    <style:style style:name="P3" style:family="paragraph" style:parent-style-name="Standard"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5.8752in" style:type="right"/>
        </style:tab-stops>
      </style:paragraph-properties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each expression in the left-hand column, indicate its value in the right-hand column. <text:span text:style-name="T1">(Hint: parenthesize the expression before evaluating it!)</text:span></text:p>
      <text:p text:style-name="P1">Be sure answers are of the correct type (e.g., 7.0 rather than 7 for a double, string literals in quotes).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<draw:frame draw:style-name="fr1" draw:name="graphics1" text:anchor-type="as-char" svg:width="0.2083in" svg:height="0.2189in" draw:z-index="0"><draw:image xlink:href="../../Images/ManRightArrow.gif" xlink:type="simple" xlink:show="embed" xlink:actuate="onLoad"/></draw:frame>Simple Arithmetic with Ints</text:p>
          </table:table-cell>
          <table:covered-table-cell/>
        </table:table-row>
        <table:table-row>
          <table:table-cell table:style-name="Table1.A2" office:value-type="string">
            <text:p text:style-name="P2">12 - 2 - 3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6/2 + 7/3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22 + 4 * 2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3 * 4+2 * 3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8 * 2 - 7/4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B2" table:number-columns-spanned="2" office:value-type="string">
            <text:p text:style-name="P3"><draw:frame draw:style-name="fr1" draw:name="graphics2" text:anchor-type="as-char" svg:width="0.2083in" svg:height="0.2189in" draw:z-index="1"><draw:image xlink:href="../../Images/ManRightArrow.gif" xlink:type="simple" xlink:show="embed" xlink:actuate="onLoad"/></draw:frame>Integer Division and "Mod"</text:p>
          </table:table-cell>
          <table:covered-table-cell/>
        </table:table-row>
        <table:table-row>
          <table:table-cell table:style-name="Table1.A2" office:value-type="string">
            <text:p text:style-name="P2">14 / 3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14 % 3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((14 / 3) * 3) + (14 % 3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(217 / 23 * 23) + (217 % 23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9 % 12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21 % 12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33 % 12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B2" table:number-columns-spanned="2" office:value-type="string">
            <text:p text:style-name="P3"><draw:frame draw:style-name="fr1" draw:name="graphics3" text:anchor-type="as-char" svg:width="0.2083in" svg:height="0.2189in" draw:z-index="2"><draw:image xlink:href="../../Images/ManRightArrow.gif" xlink:type="simple" xlink:show="embed" xlink:actuate="onLoad"/></draw:frame>Arithmetic with Doubles and Ints</text:p>
          </table:table-cell>
          <table:covered-table-cell/>
        </table:table-row>
        <table:table-row>
          <table:table-cell table:style-name="Table1.A2" office:value-type="string">
            <text:p text:style-name="P2">10.0 / 2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10 / 2.0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10.0 / 3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10 / 3.0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10.0 / 2 / 4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(2.5 + 3.5)/2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4 * 3/8 + 2.5 * 2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B2" table:number-columns-spanned="2" office:value-type="string">
            <text:p text:style-name="P3"><draw:frame draw:style-name="fr1" draw:name="graphics4" text:anchor-type="as-char" svg:width="0.2083in" svg:height="0.2189in" draw:z-index="3"><draw:image xlink:href="../../Images/ManRightArrow.gif" xlink:type="simple" xlink:show="embed" xlink:actuate="onLoad"/></draw:frame>Mixing Strings with Numbers</text:p>
          </table:table-cell>
          <table:covered-table-cell/>
        </table:table-row>
        <table:table-row>
          <table:table-cell table:style-name="Table1.A2" office:value-type="string">
            <text:p text:style-name="P2">"2 + 2 " + 3 + 4.0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"hello 34 " + 2 * 4 <text:s text:c="11"/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3 + 4.0 + " 2 + 2"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B2" table:number-columns-spanned="2" office:value-type="string">
            <text:p text:style-name="P3"><draw:frame draw:style-name="fr1" draw:name="graphics5" text:anchor-type="as-char" svg:width="0.2083in" svg:height="0.2189in" draw:z-index="4"><draw:image xlink:href="../../Images/ManRightArrow.gif" xlink:type="simple" xlink:show="embed" xlink:actuate="onLoad"/></draw:frame>More with Mod (see the patterns?)</text:p>
          </table:table-cell>
          <table:covered-table-cell/>
        </table:table-row>
        <table:table-row>
          <table:table-cell table:style-name="Table1.A2" office:value-type="string">
            <text:p text:style-name="P2">26 % 10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26 / 10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317 % 10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317 / 10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5248 % 100 / 10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5248 / 10 % 10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5248 / 100 % 10</text:p>
          </table:table-cell>
          <table:table-cell table:style-name="Table1.B2" office:value-type="string">
            <text:p text:style-name="P2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swiss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02-04T16:07:54</meta:creation-date>
    <dc:date>2008-02-04T16:56:30</dc:date>
    <dc:language>en-US</dc:language>
    <meta:editing-cycles>4</meta:editing-cycles>
    <meta:editing-duration>PT13M15S</meta:editing-duration>
    <meta:document-statistic meta:character-count="754" meta:image-count="5" meta:object-count="0" meta:page-count="1" meta:paragraph-count="36" meta:table-count="1" meta:word-count="152"/>
    <meta:user-defined meta:name="Info 1"/>
    <meta:user-defined meta:name="Info 2"/>
    <meta:user-defined meta:name="Info 3"/>
    <meta:user-defined meta:name="Info 4"/>
  </office:meta>
</office:document-meta>
</file>